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6aaf" officeooo:paragraph-rsid="00116aaf"/>
    </style:style>
    <style:style style:name="P2" style:family="paragraph" style:parent-style-name="Standard">
      <style:text-properties officeooo:rsid="0011d6f9" officeooo:paragraph-rsid="0011d6f9"/>
    </style:style>
    <style:style style:name="P3" style:family="paragraph" style:parent-style-name="Standard">
      <style:text-properties officeooo:rsid="001369f2" officeooo:paragraph-rsid="001369f2"/>
    </style:style>
    <style:style style:name="P4" style:family="paragraph" style:parent-style-name="Standard">
      <style:text-properties style:text-position="0% 100%" officeooo:rsid="001645fb" officeooo:paragraph-rsid="001645fb"/>
    </style:style>
    <style:style style:name="P5" style:family="paragraph" style:parent-style-name="Standard">
      <style:text-properties officeooo:rsid="00165f8e" officeooo:paragraph-rsid="00165f8e"/>
    </style:style>
    <style:style style:name="P6" style:family="paragraph" style:parent-style-name="Standard">
      <style:text-properties officeooo:rsid="00180fa4" officeooo:paragraph-rsid="00180fa4"/>
    </style:style>
    <style:style style:name="P7" style:family="paragraph" style:parent-style-name="Standard">
      <style:text-properties style:text-position="0% 100%" style:font-name="Liberation Serif" officeooo:rsid="0011d6f9" officeooo:paragraph-rsid="0011d6f9"/>
    </style:style>
    <style:style style:name="P8" style:family="paragraph" style:parent-style-name="Standard">
      <style:text-properties style:text-position="0% 100%" style:font-name="Liberation Serif" officeooo:rsid="001369f2" officeooo:paragraph-rsid="001369f2"/>
    </style:style>
    <style:style style:name="P9" style:family="paragraph" style:parent-style-name="Standard">
      <style:text-properties style:text-position="0% 100%" style:font-name="Liberation Serif" officeooo:rsid="001645fb" officeooo:paragraph-rsid="001369f2"/>
    </style:style>
    <style:style style:name="P10" style:family="paragraph" style:parent-style-name="Standard">
      <style:text-properties style:text-position="0% 100%" style:font-name="Liberation Serif" officeooo:rsid="00165f8e" officeooo:paragraph-rsid="00165f8e"/>
    </style:style>
    <style:style style:name="P11" style:family="paragraph" style:parent-style-name="Standard">
      <style:text-properties style:text-position="0% 100%" style:font-name="Liberation Serif" fo:font-style="normal" officeooo:rsid="00165f8e" officeooo:paragraph-rsid="00165f8e" style:font-style-asian="normal" style:font-style-complex="normal"/>
    </style:style>
    <style:style style:name="P12" style:family="paragraph" style:parent-style-name="Standard">
      <style:text-properties style:text-position="0% 100%" style:font-name="Liberation Serif" fo:font-style="normal" officeooo:rsid="00180fa4" officeooo:paragraph-rsid="00180fa4" style:font-style-asian="normal" style:font-style-complex="normal"/>
    </style:style>
    <style:style style:name="P13" style:family="paragraph" style:parent-style-name="Standard">
      <style:text-properties style:text-position="0% 100%" style:font-name="Liberation Serif" fo:font-style="normal" officeooo:rsid="001675d9" officeooo:paragraph-rsid="001675d9" style:font-style-asian="normal" style:font-style-complex="normal"/>
    </style:style>
    <style:style style:name="P14" style:family="paragraph" style:parent-style-name="Standard">
      <style:text-properties style:text-position="0% 100%" style:font-name="Liberation Serif" officeooo:rsid="001c05a7" officeooo:paragraph-rsid="001c05a7"/>
    </style:style>
    <style:style style:name="P15" style:family="paragraph" style:parent-style-name="Standard">
      <style:text-properties officeooo:rsid="0011d6f9" officeooo:paragraph-rsid="0011d6f9"/>
    </style:style>
    <style:style style:name="P16" style:family="paragraph" style:parent-style-name="Standard">
      <style:text-properties officeooo:rsid="001c05a7" officeooo:paragraph-rsid="00116aa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645fb"/>
    </style:style>
    <style:style style:name="T3" style:family="text">
      <style:text-properties style:font-name="Liberation Serif" officeooo:rsid="001369f2"/>
    </style:style>
    <style:style style:name="T4" style:family="text">
      <style:text-properties style:font-name="Liberation Serif" officeooo:rsid="00189837"/>
    </style:style>
    <style:style style:name="T5" style:family="text">
      <style:text-properties style:text-position="sub 58%" style:font-name="Liberation Serif"/>
    </style:style>
    <style:style style:name="T6" style:family="text">
      <style:text-properties style:text-position="0% 100%" style:font-name="Liberation Serif"/>
    </style:style>
    <style:style style:name="T7" style:family="text">
      <style:text-properties style:text-position="0% 100%" style:font-name="Liberation Serif" officeooo:rsid="001369f2"/>
    </style:style>
    <style:style style:name="T8" style:family="text">
      <style:text-properties style:text-position="0% 100%" style:font-name="Liberation Serif" fo:font-style="italic" style:font-style-asian="italic" style:font-style-complex="italic"/>
    </style:style>
    <style:style style:name="T9" style:family="text">
      <style:text-properties style:text-position="0% 100%" style:font-name="Liberation Serif" fo:font-style="normal" style:font-style-asian="normal" style:font-style-complex="normal"/>
    </style:style>
    <style:style style:name="T10" style:family="text">
      <style:text-properties style:text-position="0% 100%" style:font-name="Liberation Serif" fo:font-style="normal" officeooo:rsid="001cde42" style:font-style-asian="normal" style:font-style-complex="normal"/>
    </style:style>
    <style:style style:name="T11" style:family="text">
      <style:text-properties style:text-position="0% 100%" style:font-name="Liberation Serif" officeooo:rsid="00165f8e"/>
    </style:style>
    <style:style style:name="T12" style:family="text">
      <style:text-properties style:text-position="0% 100%" style:font-name="Liberation Serif" fo:font-style="normal" officeooo:rsid="001cde42" style:font-style-asian="normal" style:font-style-complex="normal"/>
    </style:style>
    <style:style style:name="T13" style:family="text">
      <style:text-properties style:text-position="super 58%" style:font-name="Liberation Serif"/>
    </style:style>
    <style:style style:name="T14" style:family="text">
      <style:text-properties style:text-position="super 58%" style:font-name="Liberation Serif" fo:font-style="normal" style:font-style-asian="normal" style:font-style-complex="normal"/>
    </style:style>
    <style:style style:name="T15" style:family="text">
      <style:text-properties style:text-position="super 58%" style:font-name="Liberation Serif" officeooo:rsid="00189837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eus chapter 24 page 151</text:p>
      <text:p text:style-name="P1"><draw:frame draw:style-name="fr2" draw:name="Object2" text:anchor-type="as-char" svg:width="3.595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2" draw:name="Object1" text:anchor-type="as-char" svg:width="8.788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2" draw:name="Object3" text:anchor-type="as-char" svg:width="11.994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Object4" text:anchor-type="as-char" svg:width="9.447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Object5" text:anchor-type="as-char" svg:width="18.725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6"><text:span text:style-name="T1"/></text:p>
      <text:p text:style-name="P2"><text:span text:style-name="T1">Sun true geometric longitude, mean equinox of date, Θ = L</text:span><text:span text:style-name="T5">0</text:span><text:span text:style-name="T6"> + C</text:span></text:p>
      <text:p text:style-name="P14"/>
      <text:p text:style-name="P14">That is the equation of the centre – might be better to use chapter 29 page 195 <draw:frame draw:style-name="fr1" draw:name="Object17" text:anchor-type="as-char" svg:width="3.115cm" svg:height="1.124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"><text:span text:style-name="T6"/></text:p>
      <text:p text:style-name="P2"><text:span text:style-name="T6">For apparent longitude λ referred to true equinox of date, need nutation and abe</text:span><text:span text:style-name="T7">r</text:span><text:span text:style-name="T6">ration.</text:span></text:p>
      <text:p text:style-name="P7"/>
      <text:p text:style-name="P7"><draw:frame draw:style-name="fr2" draw:name="Object6" text:anchor-type="as-char" svg:width="4.697cm" svg:height="0.52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7"/>
      <text:p text:style-name="P7"><draw:frame draw:style-name="fr2" draw:name="Object7" text:anchor-type="as-char" svg:width="5.907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Horizontal_20_Line"/>
      <text:p text:style-name="P3"><text:span text:style-name="T11">Chapter 21 page 135 – m</text:span><text:span text:style-name="T6">ean obliquity of the ecliptic -</text:span></text:p>
      <text:p text:style-name="P8"/>
      <text:p text:style-name="P3"><text:span text:style-name="T6">ε = 23° 26’ 21”.448 – 46”.8150 T – 0”.000 59 T</text:span><text:span text:style-name="T13">2</text:span><text:span text:style-name="T6"> + 0”.001 813 T</text:span><text:span text:style-name="T13">3</text:span></text:p>
      <text:p text:style-name="P9"/>
      <text:p text:style-name="P4"><text:span text:style-name="T2">S</text:span><text:span text:style-name="T1">un RA and DEC, add</text:span><text:span text:style-name="T1"><draw:frame draw:style-name="fr2" draw:name="Object10" text:anchor-type="as-char" svg:width="2.752cm" svg:height="0.527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to </text:span><text:span text:style-name="T3">ε </text:span><text:span text:style-name="T4">(seems to be 1</text:span><text:span text:style-name="T15">st</text:span><text:span text:style-name="T4"> nutation term)</text:span><text:span text:style-name="T3">, </text:span><text:span text:style-name="T1">then –</text:span></text:p>
      <text:p text:style-name="P8"/>
      <text:p text:style-name="P3"><text:span text:style-name="T6"><draw:frame draw:style-name="fr2" draw:name="Object8" text:anchor-type="as-char" svg:width="3.253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6">, </text:span><text:span text:style-name="T6"><draw:frame draw:style-name="fr2" draw:name="Object9" text:anchor-type="as-char" svg:width="3.013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8"/>
      <text:p text:style-name="Horizontal_20_Line"/>
      <text:p text:style-name="P5"><text:span text:style-name="T6">Chapter 11 page 83 – mean sidereal time at Greenwich at 0</text:span><text:span text:style-name="T13">h</text:span><text:span text:style-name="T6"> UT is – </text:span></text:p>
      <text:p text:style-name="P10"/>
      <text:p text:style-name="P10"><draw:frame draw:style-name="fr2" draw:name="Object11" text:anchor-type="as-char" svg:width="12.852cm" svg:height="0.59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/>
      <text:p text:style-name="P10">or, in degrees –</text:p>
      <text:p text:style-name="P10"/>
      <text:p text:style-name="P10"><draw:frame draw:style-name="fr2" draw:name="Object12" text:anchor-type="as-char" svg:width="13.174cm" svg:height="0.59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0"/>
      <text:p text:style-name="P5"><text:span text:style-name="T6">or, for </text:span><text:span text:style-name="T8">any</text:span><text:span text:style-name="T9"> instant (not just 0</text:span><text:span text:style-name="T14">h </text:span><text:span text:style-name="T9">UT) –</text:span></text:p>
      <text:p text:style-name="P11"/>
      <text:p text:style-name="P11"><draw:frame draw:style-name="fr2" draw:name="Object13" text:anchor-type="as-char" svg:width="15.859cm" svg:height="0.59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1"/>
      <text:p text:style-name="P12">Correction for equation of the equinoxes –</text:p>
      <text:p text:style-name="P12"/>
      <text:p text:style-name="P6"><text:soft-page-break/><text:span text:style-name="T9"><draw:frame draw:style-name="fr2" draw:name="Object15" text:anchor-type="as-char" svg:width="1.808cm" svg:height="1.012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9"><text:s/>where (chapter 21 page 132) </text:span><text:span text:style-name="T10">Δψ</text:span><text:span text:style-name="T10"> = -17”.20 sin </text:span><text:span text:style-name="T10">Ω</text:span><text:span text:style-name="T9"> </text:span></text:p>
      <text:p text:style-name="P11"/>
      <text:p text:style-name="Horizontal_20_Line"/>
      <text:p text:style-name="P13">Chapter 14 page 98 – rising and setting</text:p>
      <text:p text:style-name="P13"/>
      <text:p text:style-name="P13"><draw:frame draw:style-name="fr2" draw:name="Object14" text:anchor-type="as-char" svg:width="6.295cm" svg:height="1.10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2T15:09:50.335000000</dc:date>
    <meta:editing-duration>PT34M27S</meta:editing-duration>
    <meta:editing-cycles>10</meta:editing-cycles>
    <meta:generator>LibreOffice/7.3.4.2$Windows_X86_64 LibreOffice_project/728fec16bd5f605073805c3c9e7c4212a0120dc5</meta:generator>
    <meta:document-statistic meta:table-count="0" meta:image-count="0" meta:object-count="16" meta:page-count="2" meta:paragraph-count="25" meta:word-count="133" meta:character-count="687" meta:non-whitespace-character-count="552"/>
  </office:meta>
</office:document-meta>
</file>

<file path=Object 1/content.xml><?xml version="1.0" encoding="utf-8"?>
<math xmlns="http://www.w3.org/1998/Math/MathML" display="block">
  <semantics>
    <mrow>
      <mrow>
        <msub>
          <mi>L</mi>
          <mi>o</mi>
        </msub>
        <mo stretchy="false">=</mo>
        <msup>
          <mn>280</mn>
          <mi>o</mi>
        </msup>
      </mrow>
      <mrow>
        <mn>.46645</mn>
        <mo stretchy="false">+</mo>
        <mn>36</mn>
      </mrow>
      <msup>
        <mn>000</mn>
        <mi>o</mi>
      </msup>
      <mn>.76983</mn>
      <mrow>
        <mi>T</mi>
        <mo stretchy="false">+</mo>
        <msup>
          <mn>0</mn>
          <mi>o</mi>
        </msup>
      </mrow>
      <mn>.000</mn>
      <mn>3032</mn>
      <msup>
        <mi>T</mi>
        <mn>2</mn>
      </msup>
    </mrow>
    <annotation encoding="StarMath 5.0">L_o = 280^o .46645 + 36 000^o .76983T + 0^o .000 3032T^2</annotation>
  </semantics>
</math>
</file>

<file path=Object 10/content.xml><?xml version="1.0" encoding="utf-8"?>
<math xmlns="http://www.w3.org/1998/Math/MathML" display="block">
  <semantics>
    <mrow>
      <msup>
        <mn>0</mn>
        <mi>o</mi>
      </msup>
      <mn>.00256</mn>
      <mi>cos</mi>
      <mi mathvariant="normal">Ω</mi>
    </mrow>
    <annotation encoding="StarMath 5.0">0^o .00256 cos %OMEGA</annotation>
  </semantics>
</math>
</file>

<file path=Object 11/content.xml><?xml version="1.0" encoding="utf-8"?>
<math xmlns="http://www.w3.org/1998/Math/MathML" display="block">
  <semantics>
    <mrow>
      <mrow>
        <msub>
          <mi>θ</mi>
          <mn>0</mn>
        </msub>
        <mo stretchy="false">=</mo>
        <msup>
          <mn>6</mn>
          <mi>h</mi>
        </msup>
      </mrow>
      <msup>
        <mn>41</mn>
        <mi>m</mi>
      </msup>
      <msup>
        <mn>50</mn>
        <mi>s</mi>
      </msup>
      <mrow>
        <mn>.54841</mn>
        <mo stretchy="false">+</mo>
        <mn>8640</mn>
      </mrow>
      <msup>
        <mn>184</mn>
        <mi>s</mi>
      </msup>
      <mn>.812</mn>
      <mn>866</mn>
      <mrow>
        <mi>T</mi>
        <mo stretchy="false">+</mo>
        <msup>
          <mn>0</mn>
          <mi>s</mi>
        </msup>
      </mrow>
      <mn>.093104</mn>
      <mrow>
        <msup>
          <mi>T</mi>
          <mn>2</mn>
        </msup>
        <mo stretchy="false">−</mo>
        <msup>
          <mn>0</mn>
          <mi>s</mi>
        </msup>
      </mrow>
      <mn>.000</mn>
      <mn>0062</mn>
      <msup>
        <mi>T</mi>
        <mn>3</mn>
      </msup>
    </mrow>
    <annotation encoding="StarMath 5.0">%theta _0 = 6^h 41^m 50^s .54841 + 8640 184^s .812 866 T + 0^s .093104 T^2 - 0^s .000 0062 T^3</annotation>
  </semantics>
</math>
</file>

<file path=Object 12/content.xml><?xml version="1.0" encoding="utf-8"?>
<math xmlns="http://www.w3.org/1998/Math/MathML" display="block">
  <semantics>
    <mrow>
      <mrow>
        <msub>
          <mi>θ</mi>
          <mn>0</mn>
        </msub>
        <mo stretchy="false">=</mo>
        <mn>100.460</mn>
      </mrow>
      <mn>618</mn>
      <mrow>
        <mn>37</mn>
        <mo stretchy="false">+</mo>
        <mn>36</mn>
      </mrow>
      <mn>000.770</mn>
      <mn>053</mn>
      <mn>608</mn>
      <mrow>
        <mi>T</mi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100.460 618 37 + 36 000.770 053 608 T + 0.000 387 933 T^2 - T^3 / 38 710 000</annotation>
  </semantics>
</math>
</file>

<file path=Object 13/content.xml><?xml version="1.0" encoding="utf-8"?>
<math xmlns="http://www.w3.org/1998/Math/MathML" display="block">
  <semantics>
    <mrow>
      <mrow>
        <msub>
          <mi>θ</mi>
          <mn>0</mn>
        </msub>
        <mo stretchy="false">=</mo>
        <mn>280.460</mn>
      </mrow>
      <mn>618</mn>
      <mrow>
        <mn>37</mn>
        <mo stretchy="false">+</mo>
        <mn>360.985</mn>
      </mrow>
      <mn>647</mn>
      <mn>366</mn>
      <mn>29</mn>
      <mrow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280.460 618 37 + 360.985 647 366 29 (  JD - 2451545.0 ) + 0.000 387 933 T^2 - T^3 / 38 710 000</annotation>
  </semantics>
</math>
</file>

<file path=Object 14/content.xml><?xml version="1.0" encoding="utf-8"?>
<math xmlns="http://www.w3.org/1998/Math/MathML" display="block">
  <semantics>
    <mrow>
      <mi>cos</mi>
      <mrow>
        <msub>
          <mi>H</mi>
          <mn>0</mn>
        </msub>
        <mo stretchy="false">=</mo>
        <mfrac>
          <mrow>
            <mrow>
              <mo stretchy="false">−</mo>
              <mi>sin</mi>
            </mrow>
            <mrow>
              <mrow>
                <mo fence="true" form="prefix" stretchy="false">(</mo>
                <mrow>
                  <mrow>
                    <msup>
                      <mn>0</mn>
                      <mi>o</mi>
                    </msup>
                    <mn>.8333</mn>
                  </mrow>
                </mrow>
                <mo fence="true" form="postfix" stretchy="false">)</mo>
              </mrow>
              <mo stretchy="false">−</mo>
              <mi>sin</mi>
            </mrow>
            <mi>ϕ</mi>
            <mi>sin</mi>
            <mi>δ</mi>
          </mrow>
          <mrow>
            <mi>cos</mi>
            <mi>ϕ</mi>
            <mi>cos</mi>
            <mi>δ</mi>
          </mrow>
        </mfrac>
      </mrow>
    </mrow>
    <annotation encoding="StarMath 5.0">cos H_0 = { -sin(0^o .8333) - sin %phi sin %delta  } over { cos %phi  cos %delta }</annotation>
  </semantics>
</math>
</file>

<file path=Object 15/content.xml><?xml version="1.0" encoding="utf-8"?>
<math xmlns="http://www.w3.org/1998/Math/MathML" display="block">
  <semantics>
    <mfrac>
      <mrow>
        <mi mathvariant="normal">Δ</mi>
        <mi>ψ</mi>
        <mi>cos</mi>
        <mi>ϵ</mi>
      </mrow>
      <mn>15</mn>
    </mfrac>
    <annotation encoding="StarMath 5.0">{ %DELTA %psi cos %epsilon } over 15</annotation>
  </semantics>
</math>
</file>

<file path=Object 17/content.xml><?xml version="1.0" encoding="utf-8"?>
<math xmlns="http://www.w3.org/1998/Math/MathML" display="block">
  <semantics>
    <mrow>
      <mi>tan</mi>
      <mrow>
        <mi mathvariant="normal">Θ</mi>
        <mo stretchy="false">=</mo>
        <mfrac>
          <mrow>
            <mi>sin</mi>
            <msub>
              <mi>L</mi>
              <mn>0</mn>
            </msub>
          </mrow>
          <mrow>
            <mi>cos</mi>
            <mrow>
              <msub>
                <mi>L</mi>
                <mn>0</mn>
              </msub>
              <mo stretchy="false">−</mo>
              <mi>e</mi>
            </mrow>
          </mrow>
        </mfrac>
      </mrow>
    </mrow>
    <annotation encoding="StarMath 5.0">tan %THETA = { sin L_0 } over { cos L_0 - e }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} over 36525 </annotation>
  </semantics>
</math>
</file>

<file path=Object 3/content.xml><?xml version="1.0" encoding="utf-8"?>
<math xmlns="http://www.w3.org/1998/Math/MathML" display="block">
  <semantics>
    <mrow>
      <mrow>
        <mi>M</mi>
        <mo stretchy="false">=</mo>
        <msup>
          <mn>357</mn>
          <mi>o</mi>
        </msup>
      </mrow>
      <mrow>
        <mn>.52910</mn>
        <mo stretchy="false">+</mo>
        <mn>35</mn>
      </mrow>
      <msup>
        <mn>999</mn>
        <mi>o</mi>
      </msup>
      <mn>.05030</mn>
      <mrow>
        <mi>T</mi>
        <mo stretchy="false">−</mo>
        <msup>
          <mn>0</mn>
          <mi>o</mi>
        </msup>
      </mrow>
      <mn>.000</mn>
      <mn>1559</mn>
      <mrow>
        <msup>
          <mi>T</mi>
          <mn>2</mn>
        </msup>
        <mo stretchy="false">−</mo>
        <msup>
          <mn>0</mn>
          <mi>o</mi>
        </msup>
      </mrow>
      <mn>.000</mn>
      <mn>000</mn>
      <mn>48</mn>
      <msup>
        <mi>T</mi>
        <mn>3</mn>
      </msup>
    </mrow>
    <annotation encoding="StarMath 5.0">M = 357^o .52910 + 35 999^o .05030T - 0^o .000 1559T^2 - 0^o .000 000 48T^3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n>0.016</mn>
      </mrow>
      <mn>708</mn>
      <mrow>
        <mn>617</mn>
        <mo stretchy="false">−</mo>
        <mn>0.000</mn>
      </mrow>
      <mn>042</mn>
      <mn>037</mn>
      <mrow>
        <mi>T</mi>
        <mo stretchy="false">−</mo>
        <mn>0.000</mn>
      </mrow>
      <mn>000</mn>
      <mn>1236</mn>
      <msup>
        <mi>T</mi>
        <mn>2</mn>
      </msup>
    </mrow>
    <annotation encoding="StarMath 5.0">e = 0.016 708 617 - 0.000 042 037T - 0.000 000 1236 T^2</annotation>
  </semantics>
</math>
</file>

<file path=Object 5/content.xml><?xml version="1.0" encoding="utf-8"?>
<math xmlns="http://www.w3.org/1998/Math/MathML" display="block">
  <semantics>
    <mrow>
      <mrow>
        <mi>C</mi>
        <mo stretchy="false">=</mo>
        <mrow>
          <mo fence="true" form="prefix" stretchy="false">(</mo>
          <mrow>
            <mrow>
              <msup>
                <mn>1</mn>
                <mi>o</mi>
              </msup>
              <mn>.914</mn>
              <mrow>
                <mn>600</mn>
                <mo stretchy="false">−</mo>
                <msup>
                  <mn>0</mn>
                  <mi>o</mi>
                </msup>
              </mrow>
              <mn>.004</mn>
              <mn>817</mn>
              <mrow>
                <mi>T</mi>
                <mo stretchy="false">−</mo>
                <msup>
                  <mn>0</mn>
                  <mi>o</mi>
                </msup>
              </mrow>
              <mn>.000</mn>
              <mn>014</mn>
              <msup>
                <mi>T</mi>
                <mn>2</mn>
              </msup>
            </mrow>
          </mrow>
          <mo fence="true" form="postfix" stretchy="false">)</mo>
        </mrow>
      </mrow>
      <mi>sin</mi>
      <mrow>
        <mi>M</mi>
        <mo stretchy="false">+</mo>
        <mrow>
          <mo fence="true" form="prefix" stretchy="false">(</mo>
          <mrow>
            <mrow>
              <msup>
                <mn>0</mn>
                <mi>o</mi>
              </msup>
              <mn>.019</mn>
              <mrow>
                <mn>993</mn>
                <mo stretchy="false">−</mo>
                <msup>
                  <mn>0</mn>
                  <mn>0</mn>
                </msup>
              </mrow>
              <mn>.000</mn>
              <mn>101</mn>
              <mi>T</mi>
            </mrow>
          </mrow>
          <mo fence="true" form="postfix" stretchy="false">)</mo>
        </mrow>
      </mrow>
      <mi>sin</mi>
      <mn>2</mn>
      <mrow>
        <mi>M</mi>
        <mo stretchy="false">+</mo>
        <msup>
          <mn>0</mn>
          <mi>o</mi>
        </msup>
      </mrow>
      <mn>.000</mn>
      <mn>290</mn>
      <mi>sin</mi>
      <mn>3</mn>
      <mi>M</mi>
    </mrow>
    <annotation encoding="StarMath 5.0">C = ( 1^o .914 600 - 0^o .004 817T - 0^o .000 014T^2) sin M + ( 0^o .019 993 - 0^0 .000 101 T ) sin 2M + 0^o .000 290 sin 3M </annotation>
  </semantics>
</math>
</file>

<file path=Object 6/content.xml><?xml version="1.0" encoding="utf-8"?>
<math xmlns="http://www.w3.org/1998/Math/MathML" display="block">
  <semantics>
    <mrow>
      <mrow>
        <mi mathvariant="normal">Ω</mi>
        <mo stretchy="false">=</mo>
        <msup>
          <mn>125</mn>
          <mi>o</mi>
        </msup>
      </mrow>
      <mrow>
        <mn>.04</mn>
        <mo stretchy="false">−</mo>
        <msup>
          <mn>1934</mn>
          <mi>o</mi>
        </msup>
      </mrow>
      <mn>.136</mn>
      <mi>T</mi>
    </mrow>
    <annotation encoding="StarMath 5.0">%OMEGA = 125^o .04 - 1934^o .136 T</annotation>
  </semantics>
</math>
</file>

<file path=Object 7/content.xml><?xml version="1.0" encoding="utf-8"?>
<math xmlns="http://www.w3.org/1998/Math/MathML" display="block">
  <semantics>
    <mrow>
      <mrow>
        <mi>λ</mi>
        <mo stretchy="false">=</mo>
        <mrow>
          <mi mathvariant="normal">Θ</mi>
          <mo stretchy="false">−</mo>
          <msup>
            <mn>0</mn>
            <mi>o</mi>
          </msup>
        </mrow>
      </mrow>
      <mrow>
        <mn>.00569</mn>
        <mo stretchy="false">−</mo>
        <msup>
          <mn>0</mn>
          <mi>o</mi>
        </msup>
      </mrow>
      <mn>.00478</mn>
      <mi>sin</mi>
      <mi mathvariant="normal">Ω</mi>
    </mrow>
    <annotation encoding="StarMath 5.0">%lambda = %THETA - 0^o .00569 - 0^o .00478 sin %OMEGA</annotation>
  </semantics>
</math>
</file>

<file path=Object 8/content.xml><?xml version="1.0" encoding="utf-8"?>
<math xmlns="http://www.w3.org/1998/Math/MathML" display="block">
  <semantics>
    <mrow>
      <mi>tan</mi>
      <mrow>
        <mi>α</mi>
        <mo stretchy="false">=</mo>
        <mfrac>
          <mrow>
            <mi>cos</mi>
            <mi>ϵ</mi>
            <mi>sin</mi>
            <mi>λ</mi>
          </mrow>
          <mrow>
            <mi>cos</mi>
            <mi>λ</mi>
          </mrow>
        </mfrac>
      </mrow>
    </mrow>
    <annotation encoding="StarMath 5.0">tan %alpha = { cos %epsilon sin %lambda } over {cos %lambda}</annotation>
  </semantics>
</math>
</file>

<file path=Object 9/content.xml><?xml version="1.0" encoding="utf-8"?>
<math xmlns="http://www.w3.org/1998/Math/MathML" display="block">
  <semantics>
    <mrow>
      <mi>sin</mi>
      <mrow>
        <mi>δ</mi>
        <mo stretchy="false">=</mo>
        <mi>sin</mi>
      </mrow>
      <mi>ϵ</mi>
      <mi>sin</mi>
      <mi>λ</mi>
    </mrow>
    <annotation encoding="StarMath 5.0">sin %delta = sin %epsilon sin %lambda</annotation>
  </semantics>
</math>
</file>